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071cm"/>
    </style:style>
    <style:style style:name="Table1.B" style:family="table-column">
      <style:table-column-properties style:column-width="12.929cm"/>
    </style:style>
    <style:style style:name="Table1.A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995cm"/>
    </style:style>
    <style:style style:name="Table2.B" style:family="table-column">
      <style:table-column-properties style:column-width="5.343cm"/>
    </style:style>
    <style:style style:name="Table2.C" style:family="table-column">
      <style:table-column-properties style:column-width="8.662cm"/>
    </style:style>
    <style:style style:name="Table2.A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149cm"/>
    </style:style>
    <style:style style:name="Table3.B" style:family="table-column">
      <style:table-column-properties style:column-width="8.024cm"/>
    </style:style>
    <style:style style:name="Table3.C" style:family="table-column">
      <style:table-column-properties style:column-width="5.828cm"/>
    </style:style>
    <style:style style:name="Table3.A1" style:family="table-cell">
      <style:table-cell-properties style:vertical-align="middle" fo:padding="0.049cm" fo:border="0.05pt solid #000000"/>
    </style:style>
    <style:style style:name="Table3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Heading_20_3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4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3" style:family="text">
      <style:text-properties fo:font-size="10.5pt" fo:font-weight="bold" loext:padding="0.049cm" loext:border="0.06pt solid #000000"/>
    </style:style>
    <style:style style:name="T4" style:family="text">
      <style:text-properties fo:font-size="10.5p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ummary: Understanding Active Directory (AD) vs. Azure Active Directory (Azure AD)</text:h>
      <text:p text:style-name="P2"><text:span text:style-name="T1">This video presents an in-depth explanation of the fundamental differences between </text:span><text:span text:style-name="Strong_20_Emphasis"><text:span text:style-name="T2">Active Directory (AD)</text:span></text:span><text:span text:style-name="T1"> and </text:span><text:span text:style-name="Strong_20_Emphasis"><text:span text:style-name="T2">Azure Active Directory (Azure AD)</text:span></text:span><text:span text:style-name="T1">, clarifying that </text:span><text:span text:style-name="Strong_20_Emphasis"><text:span text:style-name="T2">Azure AD is not simply “AD in the cloud” but a completely different identity service designed for cloud environments</text:span></text:span><text:span text:style-name="T1">. The speaker also discusses how these two systems complement each other in modern hybrid identity infrastructures.</text:span></text:p>
      <text:p text:style-name="Horizontal_20_Line"/>
      <text:h text:style-name="P3" text:outline-level="3">Core Concepts and Timeline of Identity Evolution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Timeline / Event</text:p>
            </table:table-cell>
            <table:table-cell table:style-name="Table1.A1" office:value-type="string">
              <text:p text:style-name="P4">Description</text:p>
            </table:table-cell>
          </table:table-row>
        </table:table-header-rows>
        <table:table-row>
          <table:table-cell table:style-name="Table1.A2" office:value-type="string">
            <text:p text:style-name="P5"><text:span text:style-name="Strong_20_Emphasis"><text:span text:style-name="T3">2000 - Introduction of Active Directory</text:span></text:span></text:p>
          </table:table-cell>
          <table:table-cell table:style-name="Table1.A2" office:value-type="string">
            <text:p text:style-name="P6">AD was introduced with Windows 2000 as a domain-based directory service using protocols like LDAP, Kerberos, and NTLM. It enabled centralized identity management on corporate intranets.</text:p>
          </table:table-cell>
        </table:table-row>
        <table:table-row>
          <table:table-cell table:style-name="Table1.A2" office:value-type="string">
            <text:p text:style-name="P5"><text:span text:style-name="Strong_20_Emphasis"><text:span text:style-name="T3">Early Internet Era</text:span></text:span></text:p>
          </table:table-cell>
          <table:table-cell table:style-name="Table1.A2" office:value-type="string">
            <text:p text:style-name="P6">AD operated mainly within secure intranet boundaries; internet was limited to email and basic services.</text:p>
          </table:table-cell>
        </table:table-row>
        <table:table-row>
          <table:table-cell table:style-name="Table1.A2" office:value-type="string">
            <text:p text:style-name="P5"><text:span text:style-name="Strong_20_Emphasis"><text:span text:style-name="T3">Cloud Adoption &amp; Challenges</text:span></text:span></text:p>
          </table:table-cell>
          <table:table-cell table:style-name="Table1.A2" office:value-type="string">
            <text:p text:style-name="P6">Increasing use of cloud apps required separate credentials for each service, leading to poor security and user experience.</text:p>
          </table:table-cell>
        </table:table-row>
        <table:table-row>
          <table:table-cell table:style-name="Table1.A2" office:value-type="string">
            <text:p text:style-name="P5"><text:span text:style-name="Strong_20_Emphasis"><text:span text:style-name="T3">Federation Services (e.g., ADFS)</text:span></text:span></text:p>
          </table:table-cell>
          <table:table-cell table:style-name="Table1.A2" office:value-type="string">
            <text:p text:style-name="P6">Federation introduced to allow on-prem AD credentials to authenticate to cloud apps using protocols like SAML, solving multiple credentials problem but adding complexity.</text:p>
          </table:table-cell>
        </table:table-row>
        <table:table-row>
          <table:table-cell table:style-name="Table1.A2" office:value-type="string">
            <text:p text:style-name="P5"><text:span text:style-name="Strong_20_Emphasis"><text:span text:style-name="T3">Modern Authentication Protocols</text:span></text:span></text:p>
          </table:table-cell>
          <table:table-cell table:style-name="Table1.A2" office:value-type="string">
            <text:p text:style-name="P6">Shift towards OAuth 2.0, OpenID Connect for delegated authorization and authentication; these protocols are cloud-native and more flexible.</text:p>
          </table:table-cell>
        </table:table-row>
        <table:table-row>
          <table:table-cell table:style-name="Table1.A2" office:value-type="string">
            <text:p text:style-name="P5"><text:span text:style-name="Strong_20_Emphasis"><text:span text:style-name="T3">Introduction of Azure AD</text:span></text:span></text:p>
          </table:table-cell>
          <table:table-cell table:style-name="Table1.A2" office:value-type="string">
            <text:p text:style-name="P5"><text:span text:style-name="T4">Azure AD is a </text:span><text:span text:style-name="Strong_20_Emphasis"><text:span text:style-name="T3">cloud-based identity provider</text:span></text:span><text:span text:style-name="T4"> built to support modern protocols (OAuth2, OpenID Connect, SAML, WS-Fed, SCIM) and cloud app integration.</text:span></text:p>
          </table:table-cell>
        </table:table-row>
      </table:table>
      <text:h text:style-name="P3" text:outline-level="3">Key Differences Between AD and Azure AD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4">Feature/Aspect</text:p>
            </table:table-cell>
            <table:table-cell table:style-name="Table2.A1" office:value-type="string">
              <text:p text:style-name="P4">Active Directory (AD)</text:p>
            </table:table-cell>
            <table:table-cell table:style-name="Table2.A1" office:value-type="string">
              <text:p text:style-name="P4">Azure Active Directory (Azure AD)</text:p>
            </table:table-cell>
          </table:table-row>
        </table:table-header-rows>
        <table:table-row>
          <table:table-cell table:style-name="Table2.A2" office:value-type="string">
            <text:p text:style-name="P5"><text:span text:style-name="Strong_20_Emphasis"><text:span text:style-name="T3">Type of Service</text:span></text:span></text:p>
          </table:table-cell>
          <table:table-cell table:style-name="Table2.A2" office:value-type="string">
            <text:p text:style-name="P6">On-premises directory service</text:p>
          </table:table-cell>
          <table:table-cell table:style-name="Table2.A2" office:value-type="string">
            <text:p text:style-name="P6">Cloud-based identity service</text:p>
          </table:table-cell>
        </table:table-row>
        <table:table-row>
          <table:table-cell table:style-name="Table2.A2" office:value-type="string">
            <text:p text:style-name="P5"><text:span text:style-name="Strong_20_Emphasis"><text:span text:style-name="T3">Protocols </text:span></text:span><text:soft-page-break/><text:span text:style-name="Strong_20_Emphasis"><text:span text:style-name="T3">Supported</text:span></text:span></text:p>
          </table:table-cell>
          <table:table-cell table:style-name="Table2.A2" office:value-type="string">
            <text:p text:style-name="P6">Kerberos, NTLM, LDAP</text:p>
          </table:table-cell>
          <table:table-cell table:style-name="Table2.A2" office:value-type="string">
            <text:p text:style-name="P6">OAuth 2.0, OpenID Connect, SAML, WS-Fed, SCIM</text:p>
          </table:table-cell>
        </table:table-row>
        <table:table-row>
          <table:table-cell table:style-name="Table2.A2" office:value-type="string">
            <text:p text:style-name="P5"><text:span text:style-name="Strong_20_Emphasis"><text:span text:style-name="T3">Structure</text:span></text:span></text:p>
          </table:table-cell>
          <table:table-cell table:style-name="Table2.A2" office:value-type="string">
            <text:p text:style-name="P6">Hierarchical with Organizational Units (OUs), Sites, and Domains</text:p>
          </table:table-cell>
          <table:table-cell table:style-name="Table2.A2" office:value-type="string">
            <text:p text:style-name="P6">Flat directory structure with Administrative Units (limited delegation)</text:p>
          </table:table-cell>
        </table:table-row>
        <table:table-row>
          <table:table-cell table:style-name="Table2.A2" office:value-type="string">
            <text:p text:style-name="P5"><text:span text:style-name="Strong_20_Emphasis"><text:span text:style-name="T3">Domain Join</text:span></text:span></text:p>
          </table:table-cell>
          <table:table-cell table:style-name="Table2.A2" office:value-type="string">
            <text:p text:style-name="P6">Machines join AD domain, enabling Kerberos-based authentication</text:p>
          </table:table-cell>
          <table:table-cell table:style-name="Table2.A2" office:value-type="string">
            <text:p text:style-name="P6">Devices can be Azure AD joined or Hybrid Azure AD joined (no Kerberos support)</text:p>
          </table:table-cell>
        </table:table-row>
        <table:table-row>
          <table:table-cell table:style-name="Table2.A2" office:value-type="string">
            <text:p text:style-name="P5"><text:span text:style-name="Strong_20_Emphasis"><text:span text:style-name="T3">Use Case</text:span></text:span></text:p>
          </table:table-cell>
          <table:table-cell table:style-name="Table2.A2" office:value-type="string">
            <text:p text:style-name="P6">Primarily supports on-prem resources and servers requiring legacy protocols</text:p>
          </table:table-cell>
          <table:table-cell table:style-name="Table2.A2" office:value-type="string">
            <text:p text:style-name="P6">Supports cloud applications, SaaS, and modern authentication scenarios</text:p>
          </table:table-cell>
        </table:table-row>
        <table:table-row>
          <table:table-cell table:style-name="Table2.A2" office:value-type="string">
            <text:p text:style-name="P5"><text:span text:style-name="Strong_20_Emphasis"><text:span text:style-name="T3">Identity Federation</text:span></text:span></text:p>
          </table:table-cell>
          <table:table-cell table:style-name="Table2.A2" office:value-type="string">
            <text:p text:style-name="P6">Requires federation services such as ADFS for cloud app single sign-on</text:p>
          </table:table-cell>
          <table:table-cell table:style-name="Table2.A2" office:value-type="string">
            <text:p text:style-name="P6">Built-in wide range of federations with thousands of pre-integrated apps</text:p>
          </table:table-cell>
        </table:table-row>
        <table:table-row>
          <table:table-cell table:style-name="Table2.A2" office:value-type="string">
            <text:p text:style-name="P5"><text:span text:style-name="Strong_20_Emphasis"><text:span text:style-name="T3">Provisioning Support</text:span></text:span></text:p>
          </table:table-cell>
          <table:table-cell table:style-name="Table2.A2" office:value-type="string">
            <text:p text:style-name="P6">Manual or scripted synchronization</text:p>
          </table:table-cell>
          <table:table-cell table:style-name="Table2.A2" office:value-type="string">
            <text:p text:style-name="P6">Automatic provisioning using SCIM standard</text:p>
          </table:table-cell>
        </table:table-row>
        <table:table-row>
          <table:table-cell table:style-name="Table2.A2" office:value-type="string">
            <text:p text:style-name="P5"><text:span text:style-name="Strong_20_Emphasis"><text:span text:style-name="T3">Security Features</text:span></text:span></text:p>
          </table:table-cell>
          <table:table-cell table:style-name="Table2.A2" office:value-type="string">
            <text:p text:style-name="P6">Group Policy, delegation, Kerberos ticketing</text:p>
          </table:table-cell>
          <table:table-cell table:style-name="Table2.A2" office:value-type="string">
            <text:p text:style-name="P6">Conditional Access, MFA, Identity Protection, PIM, Access Reviews</text:p>
          </table:table-cell>
        </table:table-row>
        <table:table-row>
          <table:table-cell table:style-name="Table2.A2" office:value-type="string">
            <text:p text:style-name="P5"><text:span text:style-name="Strong_20_Emphasis"><text:span text:style-name="T3">External Identities Support</text:span></text:span></text:p>
          </table:table-cell>
          <table:table-cell table:style-name="Table2.A2" office:value-type="string">
            <text:p text:style-name="P6">Limited to guest accounts manually created</text:p>
          </table:table-cell>
          <table:table-cell table:style-name="Table2.A2" office:value-type="string">
            <text:p text:style-name="P6">Supports B2B collaboration (partners with Microsoft, Google, Facebook, one-time passcodes) and B2C consumer identities with customizable flows</text:p>
          </table:table-cell>
        </table:table-row>
        <table:table-row>
          <table:table-cell table:style-name="Table2.A2" office:value-type="string">
            <text:p text:style-name="P5"><text:span text:style-name="Strong_20_Emphasis"><text:span text:style-name="T3">Token Types</text:span></text:span></text:p>
          </table:table-cell>
          <table:table-cell table:style-name="Table2.A2" office:value-type="string">
            <text:p text:style-name="P6">Kerberos tickets, NTLM tokens</text:p>
          </table:table-cell>
          <table:table-cell table:style-name="Table2.A2" office:value-type="string">
            <text:p text:style-name="P6">Short-lived access tokens, refresh tokens managed via MSAL library</text:p>
          </table:table-cell>
        </table:table-row>
        <table:table-row>
          <table:table-cell table:style-name="Table2.A2" office:value-type="string">
            <text:p text:style-name="P5"><text:span text:style-name="Strong_20_Emphasis"><text:span text:style-name="T3">Device Management</text:span></text:span></text:p>
          </table:table-cell>
          <table:table-cell table:style-name="Table2.A2" office:value-type="string">
            <text:p text:style-name="P6">Group Policy, Configuration Manager</text:p>
          </table:table-cell>
          <table:table-cell table:style-name="Table2.A2" office:value-type="string">
            <text:p text:style-name="P7">Intune-based modern management and patching</text:p>
          </table:table-cell>
        </table:table-row>
      </table:table>
      <text:h text:style-name="P3" text:outline-level="3">Azure AD Capabilities and Ecosystem</text:h>
      <text:list text:style-name="L1">
        <text:list-item>
          <text:p text:style-name="P8"><text:span text:style-name="Strong_20_Emphasis"><text:span text:style-name="T2">Cloud-Native Protocols:</text:span></text:span><text:span text:style-name="T1"> Azure AD primarily uses </text:span><text:span text:style-name="Strong_20_Emphasis"><text:span text:style-name="T2">OAuth 2.0</text:span></text:span><text:span text:style-name="T1"> for authorization and </text:span><text:span text:style-name="Strong_20_Emphasis"><text:span text:style-name="T2">OpenID Connect</text:span></text:span><text:span text:style-name="T1"> for authentication instead of legacy Kerberos or NTLM.</text:span></text:p>
        </text:list-item>
        <text:list-item>
          <text:p text:style-name="P8"><text:span text:style-name="Strong_20_Emphasis"><text:span text:style-name="T2">Massive App Integration:</text:span></text:span><text:span text:style-name="T1"> Thousands of built-in enterprise applications for seamless single sign-on (SSO) with federated or password-based provisioning.</text:span></text:p>
        </text:list-item>
        <text:list-item>
          <text:p text:style-name="P8"><text:soft-page-break/><text:span text:style-name="Strong_20_Emphasis"><text:span text:style-name="T2">Provisioning Automation:</text:span></text:span><text:span text:style-name="T1"> Uses </text:span><text:span text:style-name="Strong_20_Emphasis"><text:span text:style-name="T2">SCIM</text:span></text:span><text:span text:style-name="T1"> to create, update, and delete user and group objects in connected cloud apps.</text:span></text:p>
        </text:list-item>
        <text:list-item>
          <text:p text:style-name="P8"><text:span text:style-name="Strong_20_Emphasis"><text:span text:style-name="T2">Conditional Access:</text:span></text:span><text:span text:style-name="T1"> Provides granular security controls based on:</text:span></text:p>
          <text:list>
            <text:list-item>
              <text:p text:style-name="P9">User or group membership</text:p>
            </text:list-item>
            <text:list-item>
              <text:p text:style-name="P9">Location (IP ranges, geographic)</text:p>
            </text:list-item>
            <text:list-item>
              <text:p text:style-name="P9">Device compliance (e.g., Intune managed devices)</text:p>
            </text:list-item>
            <text:list-item>
              <text:p text:style-name="P9">Risk level (using Azure AD Identity Protection)</text:p>
            </text:list-item>
            <text:list-item>
              <text:p text:style-name="P9">Application targeted</text:p>
            </text:list-item>
          </text:list>
        </text:list-item>
        <text:list-item>
          <text:p text:style-name="P8"><text:span text:style-name="Strong_20_Emphasis"><text:span text:style-name="T2">Multi-Factor Authentication (MFA):</text:span></text:span><text:span text:style-name="T1"> Integrated tightly with Conditional Access policies for risk-based authentication.</text:span></text:p>
        </text:list-item>
        <text:list-item>
          <text:p text:style-name="P8"><text:span text:style-name="Strong_20_Emphasis"><text:span text:style-name="T2">Privileged Identity Management (PIM):</text:span></text:span><text:span text:style-name="T1"> Just-In-Time (JIT) elevation for Azure AD roles to reduce standing privileged access.</text:span></text:p>
        </text:list-item>
        <text:list-item>
          <text:p text:style-name="P8"><text:span text:style-name="Strong_20_Emphasis"><text:span text:style-name="T2">External Identities &amp; Collaboration:</text:span></text:span></text:p>
          <text:list>
            <text:list-item>
              <text:p text:style-name="P8"><text:span text:style-name="Strong_20_Emphasis"><text:span text:style-name="T2">B2B:</text:span></text:span><text:span text:style-name="T1"> Enables partner access using their existing identities (Microsoft, Google, Facebook, etc.) or email one-time passcodes.</text:span></text:p>
            </text:list-item>
            <text:list-item>
              <text:p text:style-name="P8"><text:span text:style-name="Strong_20_Emphasis"><text:span text:style-name="T2">B2C:</text:span></text:span><text:span text:style-name="T1"> Separate Azure AD tenant for consumer-facing apps supporting local accounts or social identity providers with customizable UI and authentication flows.</text:span></text:p>
            </text:list-item>
          </text:list>
        </text:list-item>
        <text:list-item>
          <text:p text:style-name="P8"><text:span text:style-name="Strong_20_Emphasis"><text:span text:style-name="T2">Azure AD App Proxy:</text:span></text:span><text:span text:style-name="T1"> Allows publishing on-premises apps securely through Azure AD with pre-authentication.</text:span></text:p>
        </text:list-item>
      </text:list>
      <text:p text:style-name="Horizontal_20_Line"/>
      <text:h text:style-name="P3" text:outline-level="3">Hybrid Identity: Using AD and Azure AD Together</text:h>
      <text:list text:style-name="L2">
        <text:list-item>
          <text:p text:style-name="P10"><text:span text:style-name="Strong_20_Emphasis"><text:span text:style-name="T2">Azure AD Connect &amp; Cloud Sync:</text:span></text:span><text:span text:style-name="T1"> Synchronizes on-prem AD objects to Azure AD to provide users with a single identity across on-prem and cloud resources.</text:span></text:p>
        </text:list-item>
        <text:list-item>
          <text:p text:style-name="P10"><text:span text:style-name="Strong_20_Emphasis"><text:span text:style-name="T2">Seamless Single Sign-On (SSO):</text:span></text:span><text:span text:style-name="T1"> Azure AD can leverage on-prem Kerberos for SSO via a special computer account, allowing seamless authentication without prompting users repeatedly.</text:span></text:p>
        </text:list-item>
        <text:list-item>
          <text:p text:style-name="P10"><text:span text:style-name="Strong_20_Emphasis"><text:span text:style-name="T2">Device Join Options:</text:span></text:span></text:p>
          <text:list>
            <text:list-item>
              <text:p text:style-name="P10"><text:span text:style-name="Strong_20_Emphasis"><text:span text:style-name="T2">AD Join:</text:span></text:span><text:span text:style-name="T1"> Traditional on-prem device join for domain-joined machines.</text:span></text:p>
            </text:list-item>
            <text:list-item>
              <text:p text:style-name="P10"><text:span text:style-name="Strong_20_Emphasis"><text:span text:style-name="T2">Azure AD Join:</text:span></text:span><text:span text:style-name="T1"> For cloud-first or remote scenarios, devices join Azure AD directly.</text:span></text:p>
            </text:list-item>
            <text:list-item>
              <text:p text:style-name="P10"><text:span text:style-name="Strong_20_Emphasis"><text:span text:style-name="T2">Hybrid Azure AD Join:</text:span></text:span><text:span text:style-name="T1"> Devices joined to AD and registered in Azure AD for combined management.</text:span></text:p>
            </text:list-item>
          </text:list>
        </text:list-item>
        <text:list-item>
          <text:p text:style-name="P10"><text:soft-page-break/><text:span text:style-name="Strong_20_Emphasis"><text:span text:style-name="T2">Federation Migration:</text:span></text:span><text:span text:style-name="T1"> Organizations typically transition from on-prem federation services (ADFS) to native Azure AD federation capabilities to reduce complexity.</text:span></text:p>
        </text:list-item>
        <text:list-item>
          <text:p text:style-name="P10"><text:span text:style-name="Strong_20_Emphasis"><text:span text:style-name="T2">Security Enhancements:</text:span></text:span><text:span text:style-name="T1"> On-prem AD benefits from cloud-based protections like Microsoft Defender for Identity (formerly Azure ATP) for threat detection (e.g., pass-the-hash, golden tickets).</text:span></text:p>
        </text:list-item>
        <text:list-item>
          <text:p text:style-name="P10"><text:span text:style-name="Strong_20_Emphasis"><text:span text:style-name="T2">Azure AD Domain Services (Azure AD DS):</text:span></text:span><text:span text:style-name="T1"> Provides managed domain controllers in Azure for workloads that require Kerberos, NTLM, and LDAP without extending on-prem AD.</text:span></text:p>
        </text:list-item>
      </text:list>
      <text:p text:style-name="Horizontal_20_Line"/>
      <text:h text:style-name="P3" text:outline-level="3">Options for AD in Azure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">Option</text:p>
            </table:table-cell>
            <table:table-cell table:style-name="Table3.A1" office:value-type="string">
              <text:p text:style-name="P4">Description</text:p>
            </table:table-cell>
            <table:table-cell table:style-name="Table3.A1" office:value-type="string">
              <text:p text:style-name="P4">Use Case / When to Choose</text:p>
            </table:table-cell>
          </table:table-row>
        </table:table-header-rows>
        <table:table-row>
          <table:table-cell table:style-name="Table3.A2" office:value-type="string">
            <text:p text:style-name="P5"><text:span text:style-name="Strong_20_Emphasis"><text:span text:style-name="T3">Extend On-Prem AD to Azure</text:span></text:span></text:p>
          </table:table-cell>
          <table:table-cell table:style-name="Table3.A2" office:value-type="string">
            <text:p text:style-name="P6">Use VPN/ExpressRoute and custom DNS to connect VMs in Azure to on-prem domain controllers for Kerberos and LDAP support.</text:p>
          </table:table-cell>
          <table:table-cell table:style-name="Table3.A2" office:value-type="string">
            <text:p text:style-name="P6">When you want to maintain existing on-prem AD as source of truth and support legacy protocols in Azure VMs.</text:p>
          </table:table-cell>
        </table:table-row>
        <table:table-row>
          <table:table-cell table:style-name="Table3.A2" office:value-type="string">
            <text:p text:style-name="P5"><text:span text:style-name="Strong_20_Emphasis"><text:span text:style-name="T3">Deploy Domain Controllers in Azure</text:span></text:span></text:p>
          </table:table-cell>
          <table:table-cell table:style-name="Table3.A2" office:value-type="string">
            <text:p text:style-name="P6">Run DCs as VMs in Azure, replicate from on-prem AD, provide domain services within Azure VNETs.</text:p>
          </table:table-cell>
          <table:table-cell table:style-name="Table3.A2" office:value-type="string">
            <text:p text:style-name="P6">When you want to reduce latency or segregate Azure workloads but still use traditional AD.</text:p>
          </table:table-cell>
        </table:table-row>
        <table:table-row>
          <table:table-cell table:style-name="Table3.A2" office:value-type="string">
            <text:p text:style-name="P5"><text:span text:style-name="Strong_20_Emphasis"><text:span text:style-name="T3">Azure AD Domain Services (Managed)</text:span></text:span></text:p>
          </table:table-cell>
          <table:table-cell table:style-name="Table3.A2" office:value-type="string">
            <text:p text:style-name="P6">Microsoft-managed domain controllers in Azure synced from Azure AD, providing Kerberos/NTLM/LDAP support without admin access to DCs.</text:p>
          </table:table-cell>
          <table:table-cell table:style-name="Table3.A2" office:value-type="string">
            <text:p text:style-name="P7">When you don’t want to extend on-prem AD but need legacy auth protocols in Azure workloads.</text:p>
          </table:table-cell>
        </table:table-row>
      </table:table>
      <text:h text:style-name="P3" text:outline-level="3">Key Insights</text:h>
      <text:list text:style-name="L3">
        <text:list-item>
          <text:p text:style-name="P11"><text:span text:style-name="Strong_20_Emphasis"><text:span text:style-name="T2">Azure AD is fundamentally different from Active Directory:</text:span></text:span><text:span text:style-name="T1"> No Kerberos, NTLM, LDAP; it is built for cloud identity and modern protocols.</text:span></text:p>
        </text:list-item>
        <text:list-item>
          <text:p text:style-name="P11"><text:span text:style-name="Strong_20_Emphasis"><text:span text:style-name="T2">Hybrid identity is the norm:</text:span></text:span><text:span text:style-name="T1"> Most enterprises will continue to use on-prem AD for server and legacy workloads alongside Azure AD for cloud app access and modern authentication.</text:span></text:p>
        </text:list-item>
        <text:list-item>
          <text:p text:style-name="P11"><text:span text:style-name="Strong_20_Emphasis"><text:span text:style-name="T2">Azure AD delivers extensive built-in federation and app integration:</text:span></text:span><text:span text:style-name="T1"> Simplifying identity management for thousands of SaaS and custom apps.</text:span></text:p>
        </text:list-item>
        <text:list-item>
          <text:p text:style-name="P11"><text:span text:style-name="Strong_20_Emphasis"><text:span text:style-name="T2">Security is enhanced in Azure AD with Conditional Access, MFA, and Identity Protection</text:span></text:span><text:span text:style-name="T1">, providing fine-grained, risk-based controls.</text:span></text:p>
        </text:list-item>
        <text:list-item>
          <text:p text:style-name="P11"><text:soft-page-break/><text:span text:style-name="Strong_20_Emphasis"><text:span text:style-name="T2">External collaboration (B2B) and customer-facing identity (B2C) are native capabilities</text:span></text:span><text:span text:style-name="T1"> in Azure AD, addressing use cases that were difficult in traditional AD.</text:span></text:p>
        </text:list-item>
        <text:list-item>
          <text:p text:style-name="P11"><text:span text:style-name="Strong_20_Emphasis"><text:span text:style-name="T2">Azure AD Domain Services bridges legacy protocol support in Azure without full AD infrastructure</text:span></text:span><text:span text:style-name="T1">, offering flexibility for cloud-only scenarios.</text:span></text:p>
        </text:list-item>
        <text:list-item>
          <text:p text:style-name="P11"><text:span text:style-name="Strong_20_Emphasis"><text:span text:style-name="T2">Device management is evolving from Group Policy to cloud-based tools like Intune</text:span></text:span><text:span text:style-name="T1">, aligned with Azure AD joined devices.</text:span></text:p>
        </text:list-item>
      </text:list>
      <text:p text:style-name="Horizontal_20_Line"/>
      <text:h text:style-name="P3" text:outline-level="3">Conclusion</text:h>
      <text:p text:style-name="P2"><text:span text:style-name="T1">Azure Active Directory is </text:span><text:span text:style-name="Strong_20_Emphasis"><text:span text:style-name="T2">not just Active Directory running in the cloud</text:span></text:span><text:span text:style-name="T1">, but a </text:span><text:span text:style-name="Strong_20_Emphasis"><text:span text:style-name="T2">cloud-first identity platform</text:span></text:span><text:span text:style-name="T1"> optimized for modern authentication, cloud applications, and flexible external identity scenarios. Enterprises typically operate in a hybrid model where </text:span><text:span text:style-name="Strong_20_Emphasis"><text:span text:style-name="T2">on-prem AD continues to provide legacy protocol support and domain join services</text:span></text:span><text:span text:style-name="T1">, while </text:span><text:span text:style-name="Strong_20_Emphasis"><text:span text:style-name="T2">Azure AD enables cloud authentication, access management, and security controls</text:span></text:span><text:span text:style-name="T1"> at scale. The integration between these two systems through synchronization, seamless SSO, and conditional access policies forms the backbone of Microsoft’s modern identity approach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9:15:05.556797800</meta:creation-date>
    <dc:date>2025-12-17T19:15:12.907996400</dc:date>
    <meta:editing-duration>PT8S</meta:editing-duration>
    <meta:editing-cycles>1</meta:editing-cycles>
    <meta:document-statistic meta:table-count="3" meta:image-count="0" meta:object-count="0" meta:page-count="5" meta:paragraph-count="103" meta:word-count="1153" meta:character-count="8061" meta:non-whitespace-character-count="7042"/>
    <meta:generator>LibreOffice/25.2.7.2$Windows_X86_64 LibreOffice_project/5cbfd1ab6520636bb5f7b99185aa69bd7456825d</meta:generator>
  </office:meta>
</office:document-meta>
</file>